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3.8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4.1cm"/>
    </style:style>
    <style:style style:name="gr4" style:family="graphic" style:parent-style-name="standard">
      <style:graphic-properties draw:textarea-horizontal-align="justify" draw:textarea-vertical-align="middle" draw:auto-grow-height="false" fo:min-height="1.438cm" fo:min-width="1.601cm"/>
    </style:style>
    <style:style style:name="gr5" style:family="graphic" style:parent-style-name="standard">
      <style:graphic-properties draw:textarea-horizontal-align="justify" draw:textarea-vertical-align="middle" draw:auto-grow-height="false" fo:min-height="0.625cm" fo:min-width="0.9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to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background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cm" svg:height="3.9cm" svg:x="2.6cm" svg:y="10.7cm">
          <text:p text:style-name="P1">App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3cm" svg:height="2.6cm" svg:x="7.3cm" svg:y="18.6cm">
          <text:p text:style-name="P1">(Intermediate</text:p>
          <text:p text:style-name="P1">components)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cm" svg:height="2.3cm" svg:x="13cm" svg:y="25.6cm">
          <text:p text:style-name="P1">ProductList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1cm" svg:height="2.7cm" svg:x="4.2cm" svg:y="5.9cm">
          <text:p text:style-name="P1">Local<text:line-break/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4cm" svg:height="1.4cm" svg:x="5.153cm" svg:y="12.682cm">
          <text:p text:style-name="P1">sta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draw:type="curve" svg:x1="5.2cm" svg:y1="14.6cm" svg:x2="7.3cm" svg:y2="19.9cm" draw:start-shape="id1" draw:start-glue-point="2" draw:end-shape="id2" draw:end-glue-point="3" svg:d="M5200 14600c0 3534 700 5300 2100 5300" svg:viewBox="0 0 2101 5301">
          <text:p text:style-name="P1"><text:span text:style-name="T1">ProductsInCart</text:span><text:span text:style-name="T1"><text:line-break/></text:span><text:span text:style-name="T1">OnCartChange()</text:span></text:p>
        </draw:connector>
        <draw:connector draw:style-name="gr6" draw:text-style-name="P2" draw:layer="layout" draw:type="curve" svg:x1="9.45cm" svg:y1="21.2cm" svg:x2="13cm" svg:y2="26.75cm" draw:start-shape="id2" draw:start-glue-point="2" draw:end-shape="id3" draw:end-glue-point="3" svg:d="M9450 21200c0 3700 1183 5550 3550 5550" svg:viewBox="0 0 3551 5551">
          <text:p text:style-name="P1"><text:span text:style-name="T1">ProductsInCart</text:span></text:p>
          <text:p text:style-name="P1"><text:span text:style-name="T1">OnCartChange()</text:span></text:p>
        </draw:connector>
        <draw:connector draw:style-name="gr7" draw:text-style-name="P2" draw:layer="layout" draw:type="curve" svg:x1="15.3cm" svg:y1="25.6cm" svg:x2="7.8cm" svg:y2="12.65cm" draw:start-shape="id3" draw:start-glue-point="0" draw:end-shape="id1" draw:end-glue-point="1" svg:d="M15300 25600c0-8634-2500-12950-7500-12950" svg:viewBox="0 0 7501 12951">
          <text:p text:style-name="P1"><text:span text:style-name="T1">OnCartChange(...)</text:span></text:p>
        </draw:connector>
        <draw:connector draw:style-name="gr8" draw:text-style-name="P3" draw:layer="layout" draw:type="curve" svg:x1="4.2cm" svg:y1="7.25cm" svg:x2="5.2cm" svg:y2="10.7cm" draw:start-shape="id4" draw:start-glue-point="6" draw:end-shape="id1" draw:end-glue-point="0" svg:d="M4200 7250c-868 0-724 1201-257 1670s1257 207 1257 1780" svg:viewBox="0 0 1631 3451">
          <text:p/>
        </draw:connector>
        <draw:connector draw:style-name="gr8" draw:text-style-name="P3" draw:layer="layout" draw:type="curve" svg:x1="5.2cm" svg:y1="10.7cm" svg:x2="6.3cm" svg:y2="7.25cm" draw:start-shape="id1" draw:start-glue-point="0" draw:end-shape="id4" draw:end-glue-point="8" svg:d="M5200 10700c0-1573 840-1311 1332-1780s636-1670-232-1670" svg:viewBox="0 0 1727 3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0:20:16.155241046</meta:creation-date>
    <dc:date>2018-03-03T10:34:20.591803282</dc:date>
    <meta:editing-duration>PT12M8S</meta:editing-duration>
    <meta:editing-cycles>2</meta:editing-cycles>
    <meta:generator>LibreOffice/5.4.5.1$Linux_X86_64 LibreOffice_project/40$Build-1</meta:generator>
    <meta:document-statistic meta:object-count="10"/>
  </office:meta>
</office:document-meta>
</file>